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7.5cm" svg:height="3.5cm" svg:x="1.5cm" svg:y="12.5cm">
          <text:p text:style-name="P1">Markdown形式</text:p>
          <text:p text:style-name="P1">テキストファイル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2" draw:id="id2" draw:layer="layout" svg:width="4.5cm" svg:height="3cm" svg:x="3cm" svg:y="7.5cm">
          <text:p text:style-name="P1">pand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7cm" svg:height="6cm" svg:x="21cm" svg:y="6cm">
          <text:p text:style-name="P1">gtk2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3cm" svg:x="22.3cm" svg:y="7.9cm">
          <text:p text:style-name="P1">cai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5cm" svg:height="1.8cm" svg:x="12.7cm" svg:y="11.5cm">
          <text:p text:style-name="P1">hcwi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7cm" svg:height="3.5cm" svg:x="21cm" svg:y="1.3cm">
          <text:p text:style-name="P1">ディスプレイ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1" xml:id="id3" draw:id="id3" draw:layer="layout" svg:width="6cm" svg:height="2cm" svg:x="12cm" svg:y="8cm">
          <text:p text:style-name="P1">caretta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25cm" svg:y1="12.5cm" svg:x2="5.25cm" svg:y2="10.5cm" draw:start-shape="id1" draw:start-glue-point="4" draw:end-shape="id2" draw:end-glue-point="2" svg:d="m5250 12500v-2000">
          <text:p/>
        </draw:connector>
        <draw:connector draw:style-name="gr4" draw:text-style-name="P1" draw:layer="layout" draw:type="line" svg:x1="7.5cm" svg:y1="9cm" svg:x2="12cm" svg:y2="9cm" draw:start-shape="id2" draw:start-glue-point="1" draw:end-shape="id3" draw:end-glue-point="3" svg:d="m7500 9000h4500">
          <text:p/>
        </draw:connector>
        <draw:connector draw:style-name="gr4" draw:text-style-name="P1" draw:layer="layout" draw:type="line" svg:x1="18cm" svg:y1="9cm" svg:x2="21cm" svg:y2="9cm" draw:start-shape="id3" draw:start-glue-point="1" draw:end-shape="id4" svg:d="m18000 9000h3000">
          <text:p/>
        </draw:connector>
        <draw:custom-shape draw:style-name="gr1" draw:text-style-name="P1" xml:id="id5" draw:id="id5" draw:layer="layout" svg:width="5cm" svg:height="4cm" svg:x="22cm" svg:y="14.1cm">
          <text:p text:style-name="P1">キーボード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1" draw:layer="layout" draw:type="line" svg:x1="24.5cm" svg:y1="14.498cm" svg:x2="24.5cm" svg:y2="12cm" draw:start-shape="id5" draw:start-glue-point="4" draw:end-shape="id4" draw:end-glue-point="2" svg:d="m24500 14498v-2498">
          <text:p/>
        </draw:connector>
        <draw:custom-shape draw:style-name="gr1" draw:text-style-name="P1" xml:id="id6" draw:id="id6" draw:layer="layout" svg:width="5cm" svg:height="3cm" svg:x="12.4cm" svg:y="15.1cm">
          <text:p text:style-name="P1">Wii</text:p>
          <text:p text:style-name="P1">リモコン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onnector draw:style-name="gr4" draw:text-style-name="P1" draw:layer="layout" draw:type="line" svg:x1="14.9cm" svg:y1="15.398cm" svg:x2="14.95cm" svg:y2="13.3cm" draw:start-shape="id6" draw:start-glue-point="4" draw:end-shape="id7" draw:end-glue-point="2" svg:d="m14900 15398 50-2098">
          <text:p/>
        </draw:connector>
        <draw:connector draw:style-name="gr4" draw:text-style-name="P1" draw:layer="layout" draw:type="line" svg:x1="14.95cm" svg:y1="11.5cm" svg:x2="15cm" svg:y2="10cm" draw:start-shape="id7" draw:end-shape="id3" draw:end-glue-point="2" svg:d="m14950 11500 50-1500">
          <text:p/>
        </draw:connector>
        <draw:connector draw:style-name="gr4" draw:text-style-name="P1" draw:layer="layout" draw:type="line" svg:x1="24.5cm" svg:y1="6cm" svg:x2="24.5cm" svg:y2="4.8cm" draw:start-shape="id4" draw:start-glue-point="0" draw:end-shape="id8" draw:end-glue-point="6" svg:d="m24500 6000v-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kabe Kiwamu</meta:initial-creator>
    <meta:creation-date>2011-07-24T11:01:45</meta:creation-date>
    <dc:date>2011-07-24T11:18:39</dc:date>
    <dc:creator>Okabe Kiwamu</dc:creator>
    <meta:editing-duration>PT16M57S</meta:editing-duration>
    <meta:editing-cycles>9</meta:editing-cycles>
    <meta:generator>LibreOffice/3.3$Unix LibreOffice_project/330m19$Build-301</meta:generator>
    <meta:document-statistic meta:object-count="16"/>
  </office:meta>
</office:document-meta>
</file>